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officeooo:rsid="0023b89e" officeooo:paragraph-rsid="00251008"/>
    </style:style>
    <style:style style:name="P8" style:family="paragraph" style:parent-style-name="Standard">
      <style:paragraph-properties fo:text-align="justify" style:justify-single-word="false"/>
      <style:text-properties officeooo:rsid="0023b89e" officeooo:paragraph-rsid="0023b89e"/>
    </style:style>
    <style:style style:name="P9" style:family="paragraph" style:parent-style-name="Standard">
      <style:paragraph-properties fo:text-align="justify" style:justify-single-word="false"/>
      <style:text-properties officeooo:rsid="0026f3cd" officeooo:paragraph-rsid="0026f3cd"/>
    </style:style>
    <style:style style:name="P10" style:family="paragraph" style:parent-style-name="Standard">
      <style:paragraph-properties fo:text-align="justify" style:justify-single-word="false"/>
      <style:text-properties officeooo:rsid="0027a369" officeooo:paragraph-rsid="0027a369"/>
    </style:style>
    <style:style style:name="P11" style:family="paragraph" style:parent-style-name="Standard">
      <style:paragraph-properties fo:text-align="justify" style:justify-single-word="false"/>
      <style:text-properties officeooo:rsid="00284282" officeooo:paragraph-rsid="00284282"/>
    </style:style>
    <style:style style:name="P12" style:family="paragraph" style:parent-style-name="Standard">
      <style:paragraph-properties fo:text-align="justify" style:justify-single-word="false"/>
      <style:text-properties officeooo:rsid="00293ddc" officeooo:paragraph-rsid="00293ddc"/>
    </style:style>
    <style:style style:name="P13" style:family="paragraph" style:parent-style-name="Standard">
      <style:paragraph-properties fo:text-align="justify" style:justify-single-word="false"/>
      <style:text-properties officeooo:rsid="00293ddc" officeooo:paragraph-rsid="00294bbc"/>
    </style:style>
    <style:style style:name="P14" style:family="paragraph" style:parent-style-name="Standard">
      <style:paragraph-properties fo:text-align="justify" style:justify-single-word="false"/>
      <style:text-properties officeooo:rsid="00294bbc" officeooo:paragraph-rsid="00294bbc"/>
    </style:style>
    <style:style style:name="P15" style:family="paragraph" style:parent-style-name="Standard">
      <style:paragraph-properties fo:text-align="justify" style:justify-single-word="false"/>
      <style:text-properties officeooo:rsid="0029f862" officeooo:paragraph-rsid="0029f862"/>
    </style:style>
    <style:style style:name="P16" style:family="paragraph" style:parent-style-name="Standard">
      <style:paragraph-properties fo:text-align="start" style:justify-single-word="false"/>
      <style:text-properties officeooo:rsid="0029f862" officeooo:paragraph-rsid="002b5c62"/>
    </style:style>
    <style:style style:name="P17" style:family="paragraph" style:parent-style-name="Standard">
      <style:paragraph-properties fo:text-align="justify" style:justify-single-word="false"/>
      <style:text-properties officeooo:rsid="002b96fd" officeooo:paragraph-rsid="002b96fd"/>
    </style:style>
    <style:style style:name="P18"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27"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28"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style:font-name="Liberation Serif" fo:font-size="12pt" fo:font-style="italic" fo:font-weight="normal" officeooo:rsid="00251008" officeooo:paragraph-rsid="00251008"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officeooo:paragraph-rsid="003b590d"/>
    </style:style>
    <style:style style:name="P33"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34"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35" style:family="paragraph" style:parent-style-name="Standard">
      <style:paragraph-properties fo:text-align="justify" style:justify-single-word="false"/>
      <style:text-properties officeooo:paragraph-rsid="003b590d"/>
    </style:style>
    <style:style style:name="P36" style:family="paragraph" style:parent-style-name="Standard">
      <style:paragraph-properties fo:text-align="justify" style:justify-single-word="false"/>
      <style:text-properties officeooo:rsid="0044d50a" officeooo:paragraph-rsid="0044d50a"/>
    </style:style>
    <style:style style:name="P37"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38" style:family="paragraph" style:parent-style-name="Standard">
      <style:paragraph-properties fo:text-align="justify" style:justify-single-word="false"/>
      <style:text-properties fo:font-weight="bold" officeooo:rsid="0044d50a" officeooo:paragraph-rsid="0044d50a"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f8576" style:font-style-asian="italic" style:font-weight-asian="bold" style:font-style-complex="italic" style:font-weight-complex="bold"/>
    </style:style>
    <style:style style:name="T6" style:family="text">
      <style:text-properties fo:font-style="italic" fo:font-weight="bold" officeooo:rsid="00228abc" style:font-style-asian="italic" style:font-weight-asian="bold" style:font-style-complex="italic" style:font-weight-complex="bold"/>
    </style:style>
    <style:style style:name="T7" style:family="text">
      <style:text-properties fo:font-style="italic" fo:font-weight="bold" officeooo:rsid="00251008" style:font-style-asian="italic" style:font-weight-asian="bold" style:font-style-complex="italic" style:font-weight-complex="bold"/>
    </style:style>
    <style:style style:name="T8" style:family="text">
      <style:text-properties fo:font-style="italic" fo:font-weight="bold" officeooo:rsid="00294bbc" style:font-style-asian="italic" style:font-weight-asian="bold" style:font-style-complex="italic" style:font-weight-complex="bold"/>
    </style:style>
    <style:style style:name="T9" style:family="text">
      <style:text-properties fo:font-style="italic" fo:font-weight="bold" officeooo:rsid="0029f862" style:font-style-asian="italic" style:font-weight-asian="bold" style:font-style-complex="italic" style:font-weight-complex="bold"/>
    </style:style>
    <style:style style:name="T10" style:family="text">
      <style:text-properties fo:font-style="italic" fo:font-weight="bold" officeooo:rsid="002b5c62" style:font-style-asian="italic" style:font-weight-asian="bold" style:font-style-complex="italic" style:font-weight-complex="bold"/>
    </style:style>
    <style:style style:name="T11" style:family="text">
      <style:text-properties fo:font-style="italic" fo:font-weight="bold" officeooo:rsid="003ab760" style:font-style-asian="italic" style:font-weight-asian="bold" style:font-style-complex="italic" style:font-weight-complex="bold"/>
    </style:style>
    <style:style style:name="T12" style:family="text">
      <style:text-properties fo:font-style="italic" fo:font-weight="bold" officeooo:rsid="003b590d" style:font-style-asian="italic" style:font-weight-asian="bold" style:font-style-complex="italic" style:font-weight-complex="bold"/>
    </style:style>
    <style:style style:name="T13" style:family="text">
      <style:text-properties fo:font-style="italic" fo:font-weight="bold" officeooo:rsid="0045e295"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228abc" style:font-style-asian="italic" style:font-weight-asian="normal" style:font-style-complex="italic" style:font-weight-complex="normal"/>
    </style:style>
    <style:style style:name="T16" style:family="text">
      <style:text-properties fo:font-style="italic" fo:font-weight="normal" officeooo:rsid="00251008" style:font-style-asian="italic" style:font-weight-asian="normal" style:font-style-complex="italic" style:font-weight-complex="normal"/>
    </style:style>
    <style:style style:name="T17" style:family="text">
      <style:text-properties fo:font-style="italic" fo:font-weight="normal" officeooo:rsid="00284282" style:font-style-asian="italic" style:font-weight-asian="normal" style:font-style-complex="italic" style:font-weight-complex="normal"/>
    </style:style>
    <style:style style:name="T18" style:family="text">
      <style:text-properties fo:font-style="italic" fo:font-weight="normal" officeooo:rsid="00294bbc" style:font-style-asian="italic" style:font-weight-asian="normal" style:font-style-complex="italic" style:font-weight-complex="normal"/>
    </style:style>
    <style:style style:name="T19" style:family="text">
      <style:text-properties fo:font-style="italic" fo:font-weight="normal" officeooo:rsid="0029f862" style:font-style-asian="italic" style:font-weight-asian="normal" style:font-style-complex="italic" style:font-weight-complex="normal"/>
    </style:style>
    <style:style style:name="T20" style:family="text">
      <style:text-properties fo:font-style="italic" fo:font-weight="normal" officeooo:rsid="002b5c62" style:font-style-asian="italic" style:font-weight-asian="normal" style:font-style-complex="italic" style:font-weight-complex="normal"/>
    </style:style>
    <style:style style:name="T21" style:family="text">
      <style:text-properties fo:font-style="italic" fo:font-weight="normal" officeooo:rsid="002b96fd" style:font-style-asian="italic" style:font-weight-asian="normal" style:font-style-complex="italic" style:font-weight-complex="normal"/>
    </style:style>
    <style:style style:name="T22" style:family="text">
      <style:text-properties fo:font-style="italic" fo:font-weight="normal" officeooo:rsid="003b590d" style:font-style-asian="italic" style:font-weight-asian="normal" style:font-style-complex="italic" style:font-weight-complex="normal"/>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1f8576" style:font-style-asian="normal" style:font-style-complex="normal"/>
    </style:style>
    <style:style style:name="T26" style:family="text">
      <style:text-properties fo:font-style="normal" officeooo:rsid="003b590d" style:font-style-asian="normal" style:font-style-complex="normal"/>
    </style:style>
    <style:style style:name="T27" style:family="text">
      <style:text-properties fo:font-style="normal" officeooo:rsid="0044e695" style:font-style-asian="normal" style:font-style-complex="normal"/>
    </style:style>
    <style:style style:name="T28" style:family="text">
      <style:text-properties fo:font-style="normal" officeooo:rsid="0045e295"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3ab760" style:font-style-asian="normal" style:font-weight-asian="normal" style:font-style-complex="normal" style:font-weight-complex="normal"/>
    </style:style>
    <style:style style:name="T31" style:family="text">
      <style:text-properties fo:font-style="normal" fo:font-weight="normal" officeooo:rsid="003b590d" style:font-style-asian="normal" style:font-weight-asian="normal" style:font-style-complex="normal" style:font-weight-complex="normal"/>
    </style:style>
    <style:style style:name="T32" style:family="text">
      <style:text-properties fo:font-style="normal" fo:font-weight="normal" officeooo:rsid="003c72f9"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3b590d" style:font-style-asian="normal" style:font-weight-asian="bold" style:font-style-complex="normal" style:font-weight-complex="bold"/>
    </style:style>
    <style:style style:name="T35" style:family="text">
      <style:text-properties officeooo:rsid="0023b89e"/>
    </style:style>
    <style:style style:name="T36" style:family="text">
      <style:text-properties officeooo:rsid="00251008"/>
    </style:style>
    <style:style style:name="T37"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38" style:family="text">
      <style:text-properties fo:font-variant="normal" fo:text-transform="none" fo:color="#000000" style:font-name="Liberation Serif" fo:font-size="12pt" fo:letter-spacing="normal" fo:font-style="normal" style:font-size-asian="12pt" style:font-size-complex="12pt"/>
    </style:style>
    <style:style style:name="T39"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40" style:family="text">
      <style:text-properties fo:font-variant="normal" fo:text-transform="none" fo:color="#242424" style:font-name="apple-system" fo:font-size="10.5pt" fo:letter-spacing="normal"/>
    </style:style>
    <style:style style:name="T41" style:family="text">
      <style:text-properties fo:font-variant="normal" fo:text-transform="none" fo:color="#242424" style:font-name="apple-system" fo:font-size="10.5pt" fo:letter-spacing="normal" officeooo:rsid="0037df03"/>
    </style:style>
    <style:style style:name="T42" style:family="text">
      <style:text-properties fo:font-variant="normal" fo:text-transform="none" fo:color="#242424" style:font-name="apple-system" fo:font-size="10.5pt" fo:letter-spacing="normal" officeooo:rsid="00393f23"/>
    </style:style>
    <style:style style:name="T43" style:family="text">
      <style:text-properties fo:font-variant="normal" fo:text-transform="none" fo:color="#242424" style:font-name="apple-system" fo:font-size="10.5pt" fo:letter-spacing="normal" officeooo:rsid="00400b04"/>
    </style:style>
    <style:style style:name="T44" style:family="text">
      <style:text-properties fo:font-variant="normal" fo:text-transform="none" fo:color="#242424" style:font-name="apple-system" fo:font-size="10.5pt" fo:letter-spacing="normal" officeooo:rsid="00419e7c"/>
    </style:style>
    <style:style style:name="T45" style:family="text">
      <style:text-properties officeooo:rsid="0033711f"/>
    </style:style>
    <style:style style:name="T46" style:family="text">
      <style:text-properties fo:font-weight="bold" style:font-weight-asian="bold" style:font-weight-complex="bold"/>
    </style:style>
    <style:style style:name="T47" style:family="text">
      <style:text-properties officeooo:rsid="0037df03" style:font-weight-asian="normal" style:font-weight-complex="normal"/>
    </style:style>
    <style:style style:name="T48" style:family="text">
      <style:text-properties officeooo:rsid="003b59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6">C</text:span>ommand<text:span text:style-name="T35">s</text:span> line <text:span text:style-name="T35">needed to work with git in terminal</text:span>:</text:p>
      <text:p text:style-name="P1"/>
      <text:p text:style-name="P2">1. <text:span text:style-name="T4">git clone &lt;url of the repo to clone&gt; </text:span>git clone then the url address of the repository to clone. </text:p>
      <text:p text:style-name="P1"><text:span text:style-name="T1">2. </text:span><text:span text:style-name="T4">git status</text:span><text:span text:style-name="T1"> </text:span><text:span text:style-name="T24"><text:s/>(this command show you </text:span><text:span text:style-name="T25">the branch that you are into presently and </text:span><text:span text:style-name="T24">the files in your local machine folder that is the clone version of the repo)</text:span></text:p>
      <text:p text:style-name="P1"><text:span text:style-name="T24">3. </text:span><text:span text:style-name="T2"><text:s/></text:span><text:span text:style-name="T5">git add &lt;the file name and the extension &gt;</text:span><text:span text:style-name="T2"> (that is the file you want to commit to staging area)</text:span></text:p>
      <text:p text:style-name="P3"><text:span text:style-name="T2">4. </text:span><text:span text:style-name="T1">(this is optional). Running </text:span><text:span text:style-name="T4">git status. </text:span><text:span text:style-name="T14">This will show the file in the staging area in green colour</text:span></text:p>
      <text:p text:style-name="P3"><text:span text:style-name="T14">5. </text:span><text:span text:style-name="T4">git commit -m <text:s/>‘commit message’ </text:span><text:span text:style-name="T14">this command commit <text:s/></text:span><text:span text:style-name="T15">the file to the </text:span><text:span text:style-name="T14">local </text:span><text:span text:style-name="T15">repository</text:span><text:span text:style-name="T14"> and the ‘m’ stand for the commit message describing the code you want to add.</text:span></text:p>
      <text:p text:style-name="P3"><text:span text:style-name="T14">6. </text:span><text:span text:style-name="T4">git log </text:span><text:span text:style-name="T14">This show your commit history and the commit ID.</text:span></text:p>
      <text:p text:style-name="P3"><text:span text:style-name="T14">7. </text:span><text:span text:style-name="T6">git push </text:span><text:span text:style-name="T15">This will now push all the files in the local repository to the cloud repo. That is the remote server (github in this case)</text:span></text:p>
      <text:p text:style-name="P4"><text:span text:style-name="T14">8. </text:span><text:span text:style-name="T4">git difftool HEAD </text:span><text:span text:style-name="T14">this command shows the difference between your local changes and previous version of the file</text:span></text:p>
      <text:p text:style-name="P7"><text:span text:style-name="T14">9. </text:span><text:span text:style-name="T7">git reset HEAD &lt;</text:span><text:span text:style-name="T5">the file name and the extension&gt; </text:span><text:span text:style-name="T16"><text:s/>this command unstage the file.</text:span></text:p>
      <text:p text:style-name="P9"><text:span text:style-name="T16">1</text:span><text:span text:style-name="T14">0. </text:span><text:span text:style-name="T4">git checkout --&lt;file name.extension&gt; </text:span><text:span text:style-name="T14">this command will discard changes in working directory</text:span></text:p>
      <text:p text:style-name="P9"><text:span text:style-name="T14">11. </text:span><text:span text:style-name="T4">git checkout -- . <text:s/></text:span><text:span text:style-name="T14">this command will undo/discard last changes in all the file in your working directory.</text:span></text:p>
      <text:p text:style-name="P10"><text:span text:style-name="T14">12. </text:span><text:span text:style-name="T4">git revert commit &lt;commit ID &gt; after pressing enter then press column q </text:span><text:span text:style-name="T14">this will discard/undo changes already committed but not yet push to the cloud server and recommit the file</text:span></text:p>
      <text:p text:style-name="P10"><text:span text:style-name="T14">13. </text:span><text:span text:style-name="T4">git revert -n &lt;commit ID &gt; </text:span><text:span text:style-name="T14">this will discard/undo changes already committed but will not recommit the file. Sp to recommit you will have to enter </text:span><text:span text:style-name="T17">number 5 to recommit it.</text:span></text:p>
      <text:p text:style-name="P11"><text:span text:style-name="T17">1</text:span><text:span text:style-name="T14">4. </text:span><text:span text:style-name="T4">git reset –hard &lt;commit ID&gt; </text:span><text:span text:style-name="T14"><text:s/>this command will reset the code back to where your code worked last and (This can be after you must have revert). This will take you to any timestamp in you history.</text:span></text:p>
      <text:p text:style-name="P11"><text:span text:style-name="T14">15. </text:span><text:span text:style-name="T4">git branch </text:span><text:span text:style-name="T14">this command will list all the branches you have in your repository.</text:span></text:p>
      <text:p text:style-name="P12"><text:span text:style-name="T14">16. </text:span><text:span text:style-name="T4">git branch &lt;name of the branch to be created&gt; </text:span><text:span text:style-name="T14">This command will create a new branch.</text:span></text:p>
      <text:p text:style-name="P12"><text:span text:style-name="T14">17. </text:span><text:span text:style-name="T4">git checkout &lt;branch name&gt; </text:span><text:span text:style-name="T14">This command will change the active branch to the branch name you entered</text:span></text:p>
      <text:p text:style-name="P13"><text:span text:style-name="T14">18. </text:span><text:span text:style-name="T8">git merge &lt;the branch name to merge&gt; </text:span><text:span text:style-name="T18">This command will merge the branch name you enter into the active branch. </text:span><text:span text:style-name="T8">It will ask you for the commit message.</text:span><text:span text:style-name="T18"> </text:span><text:span text:style-name="T8">Note:</text:span><text:span text:style-name="T18"> To marge branches you must first make the branches you want to marge into active by running 17.</text:span></text:p>
      <text:p text:style-name="P14"><text:span text:style-name="T14">19. </text:span><text:span text:style-name="T9">git push –set-upstream origin &lt;the branch name&gt; </text:span><text:span text:style-name="T19">This command will push the branch name you enter into the cloud server repository.</text:span></text:p>
      <text:p text:style-name="P15"><text:span text:style-name="T4">Note: </text:span><text:span text:style-name="T14">After merging the two branches, to now push the master branch into the cloud server you must first pull the repository from the cloud using </text:span><text:span text:style-name="T4">git pull. </text:span><text:span text:style-name="T14">Then you can now enter </text:span><text:span text:style-name="T4">git push </text:span><text:span text:style-name="T14">to push back to the cloud server.</text:span></text:p>
      <text:p text:style-name="P16"><text:span text:style-name="T14">20. </text:span><text:span text:style-name="T4">git checkout -b &lt;branch name&gt; </text:span><text:span text:style-name="T14">This command will create a branch name, commit it and make it active at the same time. the ‘b’ here means branch. <text:s text:c="1316"/></text:span></text:p>
      <text:p text:style-name="P15"><text:span text:style-name="T14">2</text:span><text:span text:style-name="T21">1</text:span><text:span text:style-name="T14">.</text:span><text:span text:style-name="T4"> <text:s/></text:span><text:span text:style-name="T10">git branch -d &lt;the branch to delete&gt; </text:span><text:span text:style-name="T20">The ‘d’ here means delete. </text:span><text:span text:style-name="T14">This command is to delete any branch not in need again. </text:span><text:span text:style-name="T10">Note:</text:span><text:span text:style-name="T20"> to delete any branch you must first make the master branch active.</text:span></text:p>
      <text:p text:style-name="P17"><text:span text:style-name="T20">2</text:span><text:span text:style-name="T14">2. </text:span><text:span text:style-name="T4">git show HEAD </text:span><text:span text:style-name="T14">This command will show the details of the last commit in the active branch.</text:span></text:p>
      <text:p text:style-name="P17"><text:span text:style-name="T14">23. </text:span><text:span text:style-name="T4">git differtool &lt;commit 1_ID&gt; &lt;commit 2_ID&gt; </text:span><text:span text:style-name="T14">This command will show the difference between the two commit, that is difference between <text:s/>commit 1 and <text:s/>commit 2.</text:span></text:p>
      <text:p text:style-name="P17"><text:span text:style-name="T14">24. </text:span><text:span text:style-name="T4">git differtool HEAD~2 HEAD~1. </text:span><text:span text:style-name="T14">This command will perform the same function as 23 command</text:span></text:p>
      <text:p text:style-name="P23">25. <text:span text:style-name="T46">git clean -fd. </text:span>This command will remove all false directories waiting to be committed.</text:p>
      <text:p text:style-name="P24">Git </text:p>
      <text:p text:style-name="P25">26. git reset HEAD^ --hard</text:p>
      <text:p text:style-name="P26"><text:span text:style-name="T47">27. </text:span><text:span text:style-name="T40">git rebase --onto origin/master</text:span></text:p>
      <text:p text:style-name="P26"><text:span text:style-name="T41">28. </text:span><text:span text:style-name="T40">git reset HEAD^</text:span></text:p>
      <text:p text:style-name="P26"><text:span text:style-name="T41">29. </text:span><text:span text:style-name="T40">git commit –-amend -</text:span><text:span text:style-name="T42">a</text:span></text:p>
      <text:p text:style-name="P27"><text:span text:style-name="T42">3</text:span><text:span text:style-name="T40">0. git checkout HEAD^ -- vcc/files/patches</text:span></text:p>
      <text:p text:style-name="P27"><text:soft-page-break/><text:span text:style-name="T43">31. </text:span><text:span text:style-name="T44">bran</text:span><text:span text:style-name="T40">git branch --set-upstream-to=origin/master</text:span></text:p>
      <text:p text:style-name="P18"/>
      <text:p text:style-name="P6"><text:span text:style-name="T1">Step by step to clone, </text:span><text:span text:style-name="T3">commit and push (THIS IS IF YOU ARE CLONING, COMMITTING AND PUSHING FOR THE FIRST TIME)</text:span></text:p>
      <text:p text:style-name="P8"><text:span text:style-name="T14">1. git clone &lt;</text:span><text:span text:style-name="T23">url of the repo to clone</text:span><text:span text:style-name="T14">&gt;</text:span></text:p>
      <text:p text:style-name="P18">2. git status</text:p>
      <text:p text:style-name="P18">3. git add &lt;the file name.extension&gt;</text:p>
      <text:p text:style-name="P18">4. git commit -m ‘&lt;commit message&gt;’</text:p>
      <text:p text:style-name="P18">5. git push</text:p>
      <text:p text:style-name="P18"/>
      <text:p text:style-name="P6"><text:span text:style-name="T1">Step by step to </text:span><text:span text:style-name="T3">commit and push (IF THE REPO HAS BEEN CLONED ALREADY)</text:span></text:p>
      <text:p text:style-name="P18">1. git status</text:p>
      <text:p text:style-name="P18">2. git add &lt;the file name.extension&gt;</text:p>
      <text:p text:style-name="P18">3. git commit -m ‘&lt;commit message&gt;’</text:p>
      <text:p text:style-name="P8"><text:span text:style-name="T14">4. </text:span><text:span text:style-name="T15">git difftool HEAD </text:span><text:span text:style-name="T14">(if the content is okay, then move to next step, if not run </text:span><text:span text:style-name="T7">git reset HEAD &lt;file.extension&gt; </text:span><text:span text:style-name="T16">this will remove the file from staging, now you can edit your code again and recommit</text:span><text:span text:style-name="T14">)</text:span></text:p>
      <text:p text:style-name="P20">5. git push</text:p>
      <text:p text:style-name="P21"/>
      <text:p text:style-name="P28">Step by step to <text:span text:style-name="T35">commit and push (IF THE REPO HAS BEEN CLONED ALREADY)</text:span></text:p>
      <text:p text:style-name="P19">1. git status</text:p>
      <text:p text:style-name="P19">2. git add &lt;the file name.extension&gt;</text:p>
      <text:p text:style-name="P19">3. git commit –<text:span text:style-name="T45">amend</text:span></text:p>
      <text:p text:style-name="P22">4. git push</text:p>
      <text:p text:style-name="P20"/>
      <text:p text:style-name="P34"><text:span text:style-name="T38">Finally, let's say the app you want to install is not available in the Debian repository, but it is available as a </text:span><text:span text:style-name="Source_20_Text"><text:span text:style-name="T39">.deb</text:span></text:span><text:span text:style-name="T38"> download. You can install it manually using </text:span><text:span text:style-name="Source_20_Text"><text:span text:style-name="T39">dpkg</text:span></text:span><text:span text:style-name="T38">, the system that </text:span><text:span text:style-name="Source_20_Text"><text:span text:style-name="T39">apt</text:span></text:span><text:span text:style-name="T38"> helps manage:</text:span></text:p>
      <text:p text:style-name="P33"><text:span text:style-name="Source_20_Text"><text:span text:style-name="T37">$ sudo dpkg -i app_name.deb</text:span></text:span></text:p>
      <text:p text:style-name="P30"/>
      <text:p text:style-name="P29">Learning SED command</text:p>
      <text:p text:style-name="P32"><text:span text:style-name="T30">1. </text:span><text:span text:style-name="T11">sed -n ‘/&lt;word you are searching for&gt;/p’ &lt;the file </text:span><text:span text:style-name="T12">directory</text:span><text:span text:style-name="T11">&gt;&gt;</text:span><text:span text:style-name="T30"> This will search for a word and print all the line that have the word. ‘p’ stands for print.</text:span></text:p>
      <text:p text:style-name="P31">2. <text:span text:style-name="T4">sed -n ‘/^&lt;word you are searching for&gt;/p’ &lt;the file </text:span><text:span text:style-name="T12">directory</text:span><text:span text:style-name="T4">&gt; </text:span>This will search for a word and print only the line that have that word at the beginning. ‘p’ stands for print.</text:p>
      <text:p text:style-name="P32"><text:span text:style-name="T30">3. </text:span><text:span text:style-name="T11">sed -n ‘/&lt;word you are searching for&gt;$/p’ &lt;the file </text:span><text:span text:style-name="T12">directory</text:span><text:span text:style-name="T11">&gt;&gt; </text:span><text:span text:style-name="T30">This will search for a word and print only the line that have that word at the end. ‘p’ stands for print.</text:span></text:p>
      <text:p text:style-name="P32"><text:span text:style-name="T30">4. </text:span><text:span text:style-name="T11">sed -n ‘/^$/p’ &lt;the file </text:span><text:span text:style-name="T12">directory</text:span><text:span text:style-name="T11">&gt; </text:span><text:span text:style-name="T30">This will search for a empty lines in the file and print only the </text:span><text:span text:style-name="T31">empty </text:span><text:span text:style-name="T30">line</text:span><text:span text:style-name="T31">s</text:span><text:span text:style-name="T30">. ‘p’ stands for print </text:span><text:span text:style-name="T31">and ‘^$’ stand for empty</text:span><text:span text:style-name="T30">.</text:span></text:p>
      <text:p text:style-name="P32"><text:span text:style-name="T30">5. </text:span><text:span text:style-name="T34">sed -n ‘p’ </text:span><text:span text:style-name="T11">&lt;the file </text:span><text:span text:style-name="T12">directory</text:span><text:span text:style-name="T11">&gt; </text:span><text:span text:style-name="T22">This will print all the lines</text:span></text:p>
      <text:p text:style-name="P32"><text:span text:style-name="T22">6. </text:span><text:span text:style-name="T11">sed ‘/^$/</text:span><text:span text:style-name="T12">d</text:span><text:span text:style-name="T11">’ &lt;the file </text:span><text:span text:style-name="T12">directory</text:span><text:span text:style-name="T11">&gt; </text:span><text:span text:style-name="T30">This will search for a empty lines in the file and </text:span><text:span text:style-name="T31">delete</text:span><text:span text:style-name="T30"> only the </text:span><text:span text:style-name="T31">empty </text:span><text:span text:style-name="T30">line</text:span><text:span text:style-name="T31">s and print the file</text:span><text:span text:style-name="T30">. ‘</text:span><text:span text:style-name="T31">d</text:span><text:span text:style-name="T30">’ stands for </text:span><text:span text:style-name="T31">delete</text:span><text:span text:style-name="T30">. </text:span><text:span text:style-name="T31">This command will not modify the file it will only delete the empty line and not modify the original file.</text:span></text:p>
      <text:p text:style-name="P32"><text:span text:style-name="T31">7</text:span><text:span text:style-name="T30">. </text:span><text:span text:style-name="T11">sed -</text:span><text:span text:style-name="T12">i</text:span><text:span text:style-name="T11"> ‘/^$/</text:span><text:span text:style-name="T12">d</text:span><text:span text:style-name="T11">’ &lt;the file </text:span><text:span text:style-name="T12">directory</text:span><text:span text:style-name="T11">&gt;&gt; </text:span><text:span text:style-name="T30">This will search for a empty lines in the file and </text:span><text:span text:style-name="T31">delete</text:span><text:span text:style-name="T30"> only the </text:span><text:span text:style-name="T31">empty </text:span><text:span text:style-name="T30">line</text:span><text:span text:style-name="T31">s and print the file</text:span><text:span text:style-name="T30">. ‘</text:span><text:span text:style-name="T31">d</text:span><text:span text:style-name="T30">’ stands for </text:span><text:span text:style-name="T31">delete and ‘</text:span><text:span text:style-name="T48">i</text:span><text:span text:style-name="T31">’ stand for modify</text:span><text:span text:style-name="T30">. </text:span><text:span text:style-name="T31">This command will modify the original file </text:span><text:span text:style-name="T32">permanently</text:span><text:span text:style-name="T31">.</text:span></text:p>
      <text:p text:style-name="P32"><text:span text:style-name="T31"/></text:p>
      <text:p text:style-name="P36"><text:span text:style-name="T31"/></text:p>
      <text:p text:style-name="P38"><text:span text:style-name="T26">L</text:span><text:span text:style-name="T24">earning to download hpa_images and </text:span><text:span text:style-name="T27">and flashing image on rig</text:span></text:p>
      <text:p text:style-name="P37"><text:span text:style-name="T27">1. </text:span><text:span text:style-name="T4">ssh </text:span><text:a xlink:type="simple" xlink:href="mailto:sprite@gotsva1407.got.volvocars.net" text:style-name="Internet_20_link" text:visited-style-name="Visited_20_Internet_20_Link"><text:span text:style-name="T4">sprite@gotsva</text:span></text:a><text:a xlink:type="simple" xlink:href="mailto:sprite@gotsva1407.got.volvocars.net" text:style-name="Internet_20_link" text:visited-style-name="Visited_20_Internet_20_Link"><text:span text:style-name="T13">XXXX</text:span></text:a><text:a xlink:type="simple" xlink:href="mailto:sprite@gotsva1407.got.volvocars.net" text:style-name="Internet_20_link" text:visited-style-name="Visited_20_Internet_20_Link"><text:span text:style-name="T4">.got.volvocars.net</text:span></text:a><text:span text:style-name="T27"> </text:span><text:span text:style-name="T28">connect to rig, change the XXXX to the rig you want to u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1-03T01:11:52.652032631</dc:date>
    <meta:editing-duration>P5DT16H50M14S</meta:editing-duration>
    <meta:editing-cycles>12</meta:editing-cycles>
    <meta:document-statistic meta:table-count="0" meta:image-count="0" meta:object-count="0" meta:page-count="2" meta:paragraph-count="63" meta:word-count="1124" meta:character-count="7419" meta:non-whitespace-character-count="5033"/>
  </office:meta>
</office:document-meta>
</file>